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 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smoking="no"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cafe 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cuisine-&gt;coffee_shop 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building-&gt;yes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ddr:* 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anduse-&gt;residential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menity-&gt;restaurant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shop-&gt;clothes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shop-&gt;florist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cuisine-&gt;tha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menity-&gt;pub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Data 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cellphone="no"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food="no"</text:p>
          </table:table-cell>
          <table:table-cell office:value-type="string" calcext:value-type="string">
            <text:p>smoking="no"</text:p>
          </table:table-cell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leisure-&gt;park</text:p>
          </table:table-cell>
          <table:table-cell office:value-type="string" calcext:value-type="string">
            <text:p>building-&gt;off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library </text:p>
          </table:table-cell>
          <table:table-cell office:value-type="string" calcext:value-type="string">
            <text:p>amenity-&gt;fast_food</text:p>
          </table:table-cell>
          <table:table-cell office:value-type="string" calcext:value-type="string">
            <text:p>name-&gt;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itage:*</text:p>
          </table:table-cell>
          <table:table-cell office:value-type="string" calcext:value-type="string">
            <text:p>landuse-&gt;residenti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oking-&gt;no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Data 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dormatory</text:p>
          </table:table-cell>
          <table:table-cell office:value-type="string" calcext:value-type="string">
            <text:p>amenity-&gt;shelt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sidential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kot</text:p>
          </table:table-cell>
          <table:table-cell office:value-type="string" calcext:value-type="string">
            <text:p>landuse-&gt;farmyar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helter_type-&gt;public_transpo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nduse-&gt;gras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fast_food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bicycle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foot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restaurant</text:p>
          </table:table-cell>
          <table:table-cell office:value-type="string" calcext:value-type="string">
            <text:p>highway-&gt;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pub</text:p>
          </table:table-cell>
          <table:table-cell office:value-type="string" calcext:value-type="string">
            <text:p>segregated-&gt;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library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off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oking-&gt;no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food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shop-&gt;bakery</text:p>
          </table:table-cell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p-&gt;toys</text:p>
          </table:table-cell>
          <table:table-cell office:value-type="string" calcext:value-type="string">
            <text:p>amenity-&gt;b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sho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thes-&gt;underw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jewel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townhall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pub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bsite-&gt;<text:a xlink:href="http://www.cafe-export.be/" xlink:type="simple">http://www.cafe-export.be/</text:a></text:p>
          </table:table-cell>
          <table:table-cell office:value-type="string" calcext:value-type="string">
            <text:p>bicycle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foot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restaurant</text:p>
          </table:table-cell>
          <table:table-cell office:value-type="string" calcext:value-type="string">
            <text:p>highway-&gt;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fast_food</text:p>
          </table:table-cell>
          <table:table-cell office:value-type="string" calcext:value-type="string">
            <text:p>segregated-&gt;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library 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sure-&gt;sports_centre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:part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leisure-&gt;pit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ort-&gt;basketba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menity-&gt;bicycle_parking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bank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highway-&gt;pedestria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caf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restaur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sho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hospi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ergency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:part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dog_waste="no"</text:p>
          </table:table-cell>
          <table:table-cell office:value-type="string" calcext:value-type="string">
            <text:p>littering="no"</text:p>
          </table:table-cell>
          <table:table-cell office:value-type="string" calcext:value-type="string">
            <text:p>access:motorvehicles="no"</text:p>
          </table:table-cell>
          <table:table-cell office:value-type="string" calcext:value-type="string">
            <text:p>noise="no"</text:p>
          </table:table-cell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swimming_pool</text:p>
          </table:table-cell>
          <table:table-cell office:value-type="string" calcext:value-type="string">
            <text:p>building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creation_ground</text:p>
          </table:table-cell>
          <table:table-cell office:value-type="string" calcext:value-type="string">
            <text:p>sport-&gt;swimm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grass</text:p>
          </table:table-cell>
          <table:table-cell office:value-type="string" calcext:value-type="string">
            <text:p>sport-&gt;tenn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forest</text:p>
          </table:table-cell>
          <table:table-cell office:value-type="string" calcext:value-type="string">
            <text:p>leisure-&gt;pit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servoi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isure-&gt;golf_cours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dog_waste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use-&gt;cemetery</text:p>
          </table:table-cell>
          <table:table-cell/>
          <table:table-cell office:value-type="string" calcext:value-type="string">
            <text:p>landuse-&gt;residential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sure-&gt;sports_centre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:part-&gt;yes</text:p>
          </table:table-cell>
          <table:table-cell office:value-type="string" calcext:value-type="string">
            <text:p>building-&gt;roo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colle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caf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cuisine-&gt;coffee_shop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landuse-&gt;residential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amenity-&gt;restaurant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shop-&gt;clothes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shop-&gt;florist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cuisine-&gt;tha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amenity-&gt;pub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food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university</text:p>
          </table:table-cell>
          <table:table-cell office:value-type="string" calcext:value-type="string">
            <text:p>parking-&gt;surf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menity-&gt;bicycle_park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wimm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-&gt;pond</text:p>
          </table:table-cell>
          <table:table-cell office:value-type="string" calcext:value-type="string">
            <text:p>building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al-&gt;water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af_type-&gt;broadleaved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univers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Data 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university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landuse-&gt;gra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bicycle-&gt;y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ot-&gt;y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ighway-&gt;pedestri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rface-&gt;pav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4:40:45.3779562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48:50.922844194</meta:creation-date>
    <dc:date>2014-10-28T15:07:32.900490504</dc:date>
    <meta:editing-duration>PT1H1M50S</meta:editing-duration>
    <meta:editing-cycles>13</meta:editing-cycles>
    <meta:generator>LibreOffice/4.2.6.3$Linux_x86 LibreOffice_project/420m0$Build-3</meta:generator>
    <meta:document-statistic meta:table-count="1" meta:cell-count="284" meta:object-count="0"/>
  </office:meta>
</office:document-meta>
</file>